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FB0000039D1E70D322FBDC17D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3ca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fffff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2cm" svg:height="16.93cm" svg:x="0cm" svg:y="0cm">
          <draw:image xlink:href="Pictures/10000201000005FB0000039D1E70D322FBDC17D3.png" xlink:type="simple" xlink:show="embed" xlink:actuate="onLoad">
            <text:p/>
          </draw:image>
        </draw:frame>
        <draw:custom-shape draw:style-name="gr2" draw:text-style-name="P2" draw:layer="layout" svg:width="5.2cm" svg:height="5cm" svg:x="1.4cm" svg:y="10.9cm">
          <text:p text:style-name="P2"><text:span text:style-name="T1">BT_ONO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4.9cm" svg:height="3.4cm" svg:x="6.6cm" svg:y="2cm">
          <text:p text:style-name="P1">LABEL_LCD</text:p>
          <draw:enhanced-geometry svg:viewBox="0 0 21600 21600" draw:type="rectangle" draw:enhanced-path="M 0 0 L 21600 0 21600 21600 0 21600 0 0 Z N"/>
        </draw:custom-shape>
        <draw:circle draw:style-name="gr4" draw:text-style-name="P3" draw:layer="layout" svg:width="2.6cm" svg:height="2.6cm" svg:x="12.6cm" svg:y="10.5cm">
          <text:p text:style-name="P1"><text:span text:style-name="T2">PUSHBT_1</text:span></text:p>
        </draw:circle>
        <draw:circle draw:style-name="gr4" draw:text-style-name="P3" draw:layer="layout" svg:width="2.6cm" svg:height="2.6cm" svg:x="16.3cm" svg:y="10.5cm">
          <text:p text:style-name="P1"><text:span text:style-name="T2">PUSHBT_2</text:span></text:p>
        </draw:circle>
        <draw:circle draw:style-name="gr4" draw:text-style-name="P3" draw:layer="layout" svg:width="2.6cm" svg:height="2.6cm" svg:x="20cm" svg:y="10.5cm">
          <text:p text:style-name="P1"><text:span text:style-name="T2">PUSHBT_3</text:span></text:p>
        </draw:circle>
        <draw:circle draw:style-name="gr4" draw:text-style-name="P3" draw:layer="layout" svg:width="2.6cm" svg:height="2.6cm" svg:x="12.6cm" svg:y="13.6cm">
          <text:p text:style-name="P1"><text:span text:style-name="T2">PUSHBT_4</text:span></text:p>
        </draw:circle>
        <draw:circle draw:style-name="gr4" draw:text-style-name="P3" draw:layer="layout" svg:width="2.6cm" svg:height="2.6cm" svg:x="16.3cm" svg:y="13.6cm">
          <text:p text:style-name="P1"><text:span text:style-name="T2">PUSHBT_5</text:span></text:p>
        </draw:circle>
        <draw:circle draw:style-name="gr4" draw:text-style-name="P3" draw:layer="layout" svg:width="2.6cm" svg:height="2.6cm" svg:x="19.9cm" svg:y="13.5cm">
          <text:p text:style-name="P1"><text:span text:style-name="T2">PUSHBT_6</text:span></text:p>
        </draw:circle>
        <draw:circle draw:style-name="gr4" draw:text-style-name="P3" draw:layer="layout" svg:width="2.6cm" svg:height="2.6cm" svg:x="8.5cm" svg:y="10.6cm">
          <text:p text:style-name="P1"><text:span text:style-name="T2">PUSHBT_UP</text:span></text:p>
        </draw:circle>
        <draw:circle draw:style-name="gr4" draw:text-style-name="P4" draw:layer="layout" svg:width="2.6cm" svg:height="2.6cm" svg:x="8.5cm" svg:y="13.5cm">
          <text:p text:style-name="P1"><text:span text:style-name="T3">PUSHBT_DOWN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8.22cm" fo:page-height="16.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05T20:40:03.000448643</meta:creation-date>
    <dc:date>2016-02-06T23:59:38</dc:date>
    <meta:editing-duration>P1DT13M</meta:editing-duration>
    <meta:editing-cycles>20</meta:editing-cycles>
    <meta:generator>OpenOffice/4.1.2$Unix OpenOffice.org_project/412m3$Build-9782</meta:generator>
    <dc:creator>Gwéna LE YONDRE</dc:creator>
    <meta:document-statistic meta:object-count="11"/>
  </office:meta>
</office:document-meta>
</file>